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paragraph-rsid="000306ec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rsid="000306ec" officeooo:paragraph-rsid="000306ec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rsid="0004234f" officeooo:paragraph-rsid="0004234f" style:font-size-asian="12pt" style:font-size-complex="12pt"/>
    </style:style>
    <style:style style:name="T1" style:family="text">
      <style:text-properties fo:font-variant="normal" fo:text-transform="none" fo:color="#444444" style:font-name="arial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a xlink:type="simple" xlink:href="https://www.upr.fr/le-programme-des-elections-presidentielles-et-legislatives-de-2017/" text:style-name="Internet_20_link" text:visited-style-name="Visited_20_Internet_20_Link">https://www.upr.fr/le-programme-des-elections-presidentielles-et-legislatives-de-2017/</text:a><text:span text:style-name="T1"> </text:span></text:p>
      <text:p text:style-name="P2"><text:span text:style-name="T1"/></text:p>
      <text:p text:style-name="P2"><text:span text:style-name="T1">Instaurer l’équité du financement public des activités politiques. Ce financement sera strictement proportionnel aux voix reçues à chaque élection, décomptées dès la première voix.</text:span> </text:p>
      <text:p text:style-name="P2"/>
      <text:p text:style-name="P2"/>
      <text:p text:style-name="P3">JE PROPOSE LA PROPORTIONNELLE LOGARITHMIQUE QUI EST SELON MOI PLUS EFFICACE DANS LA POSSIBILITé D’INFLUER LE COUR POLITIQUE, CEPENDANT,</text:p>
      <text:p text:style-name="P3">LES FINANCEMENTS SONT SUPERIEURS A 100 % DU BUDGET S’IL ETAIT STRICTEMENT PROPORTIONNEL, A HAUTEUR DU NOMBRE DE PARTIS ET DU POURCENTAGE ( plus le pourcentage est petit , plus le logarithme évolue vite, et permet donc au petit partis, d’avoir assez de puissance de communication )</text:p>
      <text:p text:style-name="P3"/>
      <text:p text:style-name="P3"/>
      <text:p text:style-name="P4">CEPENDANT PEUT ON FAIRE COMPRENDRE AU PEUPLE LE LOGARITHME ? LES CHOSES COMPLIQUES ELOIGNES LE PEUPLE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9-16T12:02:22.239000000</dc:date>
    <meta:editing-duration>PT4M8S</meta:editing-duration>
    <meta:editing-cycles>3</meta:editing-cycles>
    <meta:document-statistic meta:table-count="0" meta:image-count="0" meta:object-count="0" meta:page-count="1" meta:paragraph-count="5" meta:word-count="108" meta:character-count="788" meta:non-whitespace-character-count="683"/>
  </office:meta>
</office:document-meta>
</file>